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>
        <style:tab-stops/>
      </style:paragraph-properties>
    </style:style>
    <style:style style:name="P3" style:family="paragraph" style:parent-style-name="Header">
      <style:paragraph-properties fo:line-height="0.635cm">
        <style:tab-stops/>
      </style:paragraph-properties>
    </style:style>
    <style:style style:name="P4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8" style:family="paragraph" style:parent-style-name="Prénom_20_NOM">
      <style:paragraph-properties fo:margin-left="6.253cm" fo:margin-right="0cm" fo:text-indent="1.501cm" style:auto-text-indent="false"/>
      <style:text-properties fo:font-weight="normal" style:font-weight-asian="normal" style:font-name-complex="Arial" style:font-size-complex="11pt"/>
    </style:style>
    <style:style style:name="P9" style:family="paragraph" style:parent-style-name="Texte_20_de_20_saisie">
      <style:text-properties style:font-size-complex="11pt"/>
    </style:style>
    <style:style style:name="P10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11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2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line-height="0.3cm" style:snap-to-layout-grid="false"/>
    </style:style>
    <style:style style:name="P15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6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7" style:family="paragraph" style:parent-style-name="Standard">
      <style:paragraph-properties fo:line-height="0.459cm"/>
    </style:style>
    <style:style style:name="P18" style:family="paragraph" style:parent-style-name="Standard">
      <style:paragraph-properties fo:line-height="0.459cm" style:snap-to-layout-grid="false"/>
    </style:style>
    <style:style style:name="P19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20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21" style:family="paragraph" style:parent-style-name="Standard">
      <style:paragraph-properties fo:line-height="0.388cm" style:snap-to-layout-grid="false"/>
    </style:style>
    <style:style style:name="P22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23" style:family="paragraph" style:parent-style-name="Texte_20_de_20_saisie">
      <style:paragraph-properties fo:text-align="start" style:justify-single-word="false"/>
      <style:text-properties fo:font-style="italic" style:font-style-asian="italic"/>
    </style:style>
    <style:style style:name="P24" style:family="paragraph" style:parent-style-name="Texte_20_de_20_saisie">
      <style:paragraph-properties fo:text-align="start" style:justify-single-word="false"/>
    </style:style>
    <style:style style:name="P25" style:family="paragraph" style:parent-style-name="Prénom_20_NOM">
      <style:paragraph-properties fo:margin-left="6.253cm" fo:margin-right="0cm" fo:text-indent="1.501cm" style:auto-text-indent="false"/>
      <style:text-properties fo:font-weight="normal" style:font-weight-asian="normal" style:font-name-complex="Arial" style:font-size-complex="11pt"/>
    </style:style>
    <style:style style:name="T1" style:family="text">
      <style:text-properties fo:font-size="8pt" style:font-size-asian="8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comiteapre_observationcomite"/>
        <text:user-field-decl office:value-type="string" office:string-value="" text:name="apre_natureaide"/>
        <text:user-field-decl office:value-type="string" office:string-value="" text:name="apreComiteapre_observationcomite"/>
      </text:user-field-decls>
      <text:section text:style-name="Sect1" text:name="refusbenefici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22"/>
            </table:table-cell>
            <table:covered-table-cell/>
            <table:covered-table-cell/>
            <table:table-cell table:style-name="Tableau1.A1" table:number-columns-spanned="2" office:value-type="string">
              <text:p text:style-name="P13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"/>
            </table:table-cell>
            <table:covered-table-cell/>
            <table:covered-table-cell/>
            <table:table-cell table:style-name="Tableau1.A1" table:number-rows-spanned="5" office:value-type="string">
              <text:p text:style-name="P13"/>
            </table:table-cell>
            <table:table-cell table:style-name="Tableau1.A1" table:number-rows-spanned="5" office:value-type="string">
              <text:p text:style-name="P15"><text:s/><text:user-field-get text:name="personne_qual"/> <text:s/><text:user-field-get text:name="personne_nom"/> <text:s/><text:user-field-get text:name="personne_prenom"/></text:p>
              <text:p text:style-name="P4"><text:s/><text:user-field-get text:name="prestation_natprest"/></text:p>
              <text:p text:style-name="P16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7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9">Réf. : </text:p>
            </table:table-cell>
            <table:table-cell table:style-name="Tableau1.A1" table:number-columns-spanned="2" office:value-type="string">
              <text:p text:style-name="P12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9">Affaire suivie par : </text:p>
            </table:table-cell>
            <table:covered-table-cell/>
            <table:table-cell table:style-name="Tableau1.A1" office:value-type="string">
              <text:p text:style-name="P21"><text:span text:style-name="T1"><text:s/></text:span><text:span text:style-name="T1"><text:user-field-get text:name="referentapre_qual"/></text:span><text:span text:style-name="T1"> <text:s/></text:span><text:span text:style-name="T1"><text:user-field-get text:name="referentapre_nom"/></text:span><text:span text:style-name="T1"> <text:s/></text:span><text:span text:style-name="T1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9">Tél. : </text:p>
            </table:table-cell>
            <table:table-cell table:style-name="Tableau1.A1" table:number-columns-spanned="2" office:value-type="string">
              <text:p text:style-name="P20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20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5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8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p text:style-name="Standard"><text:user-field-get text:name="personne_qual"/> <text:s/>,</text:p>
      <text:p text:style-name="Standard"/>
      <text:p text:style-name="Texte_20_de_20_saisie">Vous avez sollicité une aide complémentaire au titre de l’Aide Personnalisée de Retour à l’Emploi (APRE) pour le financement de </text:p>
      <text:p text:style-name="P23"><text:user-field-get text:name="apre_natureaide"/></text:p>
      <text:p text:style-name="Texte_20_de_20_saisie"/>
      <text:p text:style-name="Texte_20_de_20_saisie">Malgré un examen attentif de votre dossier, j’ai le regret de vous informer qu’il n’est pas possible de répondre favorablement à votre demande.</text:p>
      <text:p text:style-name="Texte_20_de_20_saisie"/>
      <text:p text:style-name="P24">«  <text:s/><text:user-field-get text:name="apreComiteapre_observationcomite"/> <text:s/> »</text:p>
      <text:p text:style-name="Texte_20_de_20_saisie"/>
      <text:p text:style-name="Texte_20_de_20_saisie">Vous pouvez contester cette décision par les voies habituelles de recours :</text:p>
      <text:p text:style-name="P9">Le recours administratif formé dans un délai de deux mois à compter de la notification de la décision, auprès du Service de l’Insertion et de la Solidarité (Adresse postale : Conseil général – S.I.S. – <text:s/>B.P. 193 – 93006 BOBIGNY CEDEX).</text:p>
      <text:p text:style-name="P9"/>
      <text:p text:style-name="P9">Le recours contentieux formé devant le Tribunal Administratif de Cergy Pontoise, dans un délai de deux mois suivant la notification de la décision initiale ou de la réponse négative à votre recours (Adresse postale : Tribunal Administratif de Cergy-Pontoise 2-4 boulevard de l’Hautil – B.P. 322 – 95027 CERGY-PONTOISE CEDEX).</text:p>
      <text:p text:style-name="Texte_20_de_20_saisie"/>
      <text:p text:style-name="Texte_20_de_20_saisie">Je vous prie de croire, Madame, Monsieur, à l'assurance de mes salutations distinguées.</text:p>
      <text:p text:style-name="P11"/>
      <text:p text:style-name="P10"/>
      <text:p text:style-name="P10"/>
      <text:p text:style-name="P10"/>
      <text:p text:style-name="P10"/>
      <text:p text:style-name="P7">Laëtitia Hélouet </text:p>
      <text:p text:style-name="P8">Chef du Service </text:p>
      <text:p text:style-name="P8">de l’Insertion et de la Solidarité</text:p>
      <text:p text:style-name="Texte_20_de_20_saisi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8T12:02:42</meta:creation-date>
    <dc:date>2009-12-08T17:30:41</dc:date>
    <meta:editing-duration>PT03H55M58S</meta:editing-duration>
    <meta:editing-cycles>8</meta:editing-cycles>
    <meta:generator>OpenOffice.org/3.0$Linux OpenOffice.org_project/300m15$Build-9379</meta:generator>
    <meta:document-statistic meta:table-count="1" meta:image-count="0" meta:object-count="0" meta:page-count="1" meta:paragraph-count="22" meta:word-count="183" meta:character-count="1156"/>
  </office:meta>
</office:document-meta>
</file>